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259a9" officeooo:paragraph-rsid="001259a9"/>
    </style:style>
    <style:style style:name="P2" style:family="paragraph" style:parent-style-name="Standard">
      <style:paragraph-properties fo:text-align="center" style:justify-single-word="false"/>
      <style:text-properties officeooo:rsid="001259a9" officeooo:paragraph-rsid="001259a9"/>
    </style:style>
    <style:style style:name="P3" style:family="paragraph" style:parent-style-name="Standard">
      <style:paragraph-properties fo:text-align="start" style:justify-single-word="false"/>
      <style:text-properties officeooo:rsid="001259a9" officeooo:paragraph-rsid="001259a9"/>
    </style:style>
    <style:style style:name="P4" style:family="paragraph" style:parent-style-name="Standard">
      <style:paragraph-properties fo:text-align="start" style:justify-single-word="false"/>
      <style:text-properties officeooo:rsid="001259a9" officeooo:paragraph-rsid="0016172f"/>
    </style:style>
    <style:style style:name="P5" style:family="paragraph" style:parent-style-name="Standard">
      <style:paragraph-properties fo:text-align="start" style:justify-single-word="false"/>
      <style:text-properties officeooo:rsid="0012febf" officeooo:paragraph-rsid="0012febf"/>
    </style:style>
    <style:style style:name="P6" style:family="paragraph" style:parent-style-name="Standard">
      <style:paragraph-properties fo:text-align="start" style:justify-single-word="false"/>
      <style:text-properties officeooo:rsid="0014161f" officeooo:paragraph-rsid="0014161f"/>
    </style:style>
    <style:style style:name="P7" style:family="paragraph" style:parent-style-name="Standard">
      <style:paragraph-properties fo:text-align="start" style:justify-single-word="false"/>
      <style:text-properties officeooo:rsid="0014c2ad" officeooo:paragraph-rsid="0014c2ad"/>
    </style:style>
    <style:style style:name="P8" style:family="paragraph" style:parent-style-name="Standard">
      <style:paragraph-properties fo:text-align="start" style:justify-single-word="false"/>
      <style:text-properties officeooo:rsid="0016172f" officeooo:paragraph-rsid="0016172f"/>
    </style:style>
    <style:style style:name="P9" style:family="paragraph" style:parent-style-name="Standard">
      <style:paragraph-properties fo:text-align="center" style:justify-single-word="false"/>
      <style:text-properties officeooo:rsid="0016172f" officeooo:paragraph-rsid="0016172f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182efa" officeooo:paragraph-rsid="00182efa" style:font-weight-asian="bold" style:font-weight-complex="bold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12febf" officeooo:paragraph-rsid="0012febf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2febf" officeooo:paragraph-rsid="0012febf"/>
    </style:style>
    <style:style style:name="P13" style:family="paragraph" style:parent-style-name="Standard" style:list-style-name="L2">
      <style:paragraph-properties fo:text-align="start" style:justify-single-word="false"/>
      <style:text-properties officeooo:rsid="0014161f" officeooo:paragraph-rsid="0014161f"/>
    </style:style>
    <style:style style:name="P14" style:family="paragraph" style:parent-style-name="Standard" style:list-style-name="L2">
      <style:paragraph-properties fo:text-align="start" style:justify-single-word="false"/>
      <style:text-properties officeooo:rsid="0016172f" officeooo:paragraph-rsid="0016172f"/>
    </style:style>
    <style:style style:name="P15" style:family="paragraph" style:parent-style-name="Standard" style:list-style-name="L4">
      <style:paragraph-properties fo:text-align="start" style:justify-single-word="false"/>
      <style:text-properties officeooo:rsid="0016172f" officeooo:paragraph-rsid="0016172f"/>
    </style:style>
    <style:style style:name="P16" style:family="paragraph" style:parent-style-name="Standard" style:list-style-name="L5">
      <style:paragraph-properties fo:text-align="start" style:justify-single-word="false"/>
      <style:text-properties officeooo:rsid="0016172f" officeooo:paragraph-rsid="0016172f"/>
    </style:style>
    <style:style style:name="P17" style:family="paragraph" style:parent-style-name="Standard" style:list-style-name="L6">
      <style:paragraph-properties fo:text-align="start" style:justify-single-word="false"/>
      <style:text-properties officeooo:rsid="0016172f" officeooo:paragraph-rsid="0016172f"/>
    </style:style>
    <style:style style:name="P18" style:family="paragraph" style:parent-style-name="Standard" style:list-style-name="L3">
      <style:paragraph-properties fo:text-align="start" style:justify-single-word="false"/>
      <style:text-properties officeooo:rsid="0014c2ad" officeooo:paragraph-rsid="0014c2ad"/>
    </style:style>
    <style:style style:name="P19" style:family="paragraph" style:parent-style-name="Standard">
      <style:paragraph-properties fo:text-align="center" style:justify-single-word="false"/>
      <style:text-properties officeooo:rsid="001259a9" officeooo:paragraph-rsid="001b0c89"/>
    </style:style>
    <style:style style:name="P20" style:family="paragraph" style:parent-style-name="Standard">
      <style:paragraph-properties fo:text-align="start" style:justify-single-word="false"/>
      <style:text-properties officeooo:rsid="001259a9" officeooo:paragraph-rsid="001b0c89"/>
    </style:style>
    <style:style style:name="P21" style:family="paragraph" style:parent-style-name="Standard">
      <style:paragraph-properties fo:text-align="start" style:justify-single-word="false"/>
      <style:text-properties officeooo:rsid="001b0c89" officeooo:paragraph-rsid="001b0c89"/>
    </style:style>
    <style:style style:name="P22" style:family="paragraph" style:parent-style-name="Standard" style:list-style-name="L9">
      <style:paragraph-properties fo:text-align="start" style:justify-single-word="false"/>
      <style:text-properties officeooo:rsid="001b0c89" officeooo:paragraph-rsid="001b0c89"/>
    </style:style>
    <style:style style:name="P23" style:family="paragraph" style:parent-style-name="Standard" style:list-style-name="L12">
      <style:paragraph-properties fo:text-align="start" style:justify-single-word="false"/>
      <style:text-properties officeooo:rsid="001b0c89" officeooo:paragraph-rsid="001b0c89"/>
    </style:style>
    <style:style style:name="P24" style:family="paragraph" style:parent-style-name="Standard" style:list-style-name="L14">
      <style:paragraph-properties fo:text-align="start" style:justify-single-word="false"/>
      <style:text-properties officeooo:rsid="001c615e" officeooo:paragraph-rsid="001b0c89"/>
    </style:style>
    <style:style style:name="P25" style:family="paragraph" style:parent-style-name="Standard" style:list-style-name="L14">
      <style:paragraph-properties fo:text-align="start" style:justify-single-word="false"/>
      <style:text-properties officeooo:rsid="001c615e" officeooo:paragraph-rsid="001c615e"/>
    </style:style>
    <style:style style:name="P26" style:family="paragraph" style:parent-style-name="Standard" style:list-style-name="L15">
      <style:paragraph-properties fo:text-align="start" style:justify-single-word="false"/>
      <style:text-properties officeooo:rsid="001d7b50" officeooo:paragraph-rsid="001d7b50"/>
    </style:style>
    <style:style style:name="P27" style:family="paragraph" style:parent-style-name="Standard" style:list-style-name="L16">
      <style:paragraph-properties fo:text-align="start" style:justify-single-word="false"/>
      <style:text-properties officeooo:rsid="001d7b50" officeooo:paragraph-rsid="001d7b50"/>
    </style:style>
    <style:style style:name="P28" style:family="paragraph" style:parent-style-name="Standard" style:list-style-name="L17">
      <style:paragraph-properties fo:text-align="start" style:justify-single-word="false"/>
      <style:text-properties officeooo:rsid="001d7b50" officeooo:paragraph-rsid="001d7b50"/>
    </style:style>
    <style:style style:name="P29" style:family="paragraph" style:parent-style-name="Standard">
      <style:paragraph-properties fo:text-align="start" style:justify-single-word="false"/>
      <style:text-properties officeooo:rsid="001e5a2d" officeooo:paragraph-rsid="001e5a2d"/>
    </style:style>
    <style:style style:name="P30" style:family="paragraph" style:parent-style-name="Standard">
      <style:paragraph-properties fo:text-align="start" style:justify-single-word="false"/>
      <style:text-properties officeooo:rsid="00202cc5" officeooo:paragraph-rsid="00202cc5"/>
    </style:style>
    <style:style style:name="P31" style:family="paragraph" style:parent-style-name="Standard" style:list-style-name="L12">
      <style:paragraph-properties fo:text-align="start" style:justify-single-word="false"/>
      <style:text-properties officeooo:rsid="00202cc5" officeooo:paragraph-rsid="00202cc5"/>
    </style:style>
    <style:style style:name="T1" style:family="text">
      <style:text-properties officeooo:rsid="0012febf"/>
    </style:style>
    <style:style style:name="T2" style:family="text">
      <style:text-properties officeooo:rsid="001c615e"/>
    </style:style>
    <style:style style:name="T3" style:family="text">
      <style:text-properties officeooo:rsid="001d7b50"/>
    </style:style>
    <style:style style:name="T4" style:family="text">
      <style:text-properties officeooo:rsid="0022fad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-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fo:text-indent="-0.25in" fo:margin-left="-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fo:text-indent="-0.25in" fo:margin-left="-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fo:text-indent="-0.25in" fo:margin-left="-0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fo:text-indent="-0.25in" fo:margin-left="-0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fo:text-indent="-0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ck Storm</text:p>
      <text:p text:style-name="P1">Spencer Martin</text:p>
      <text:p text:style-name="P10">TANK STORM</text:p>
      <text:p text:style-name="P10"/>
      <text:p text:style-name="P2">Game Design Doc</text:p>
      <text:p text:style-name="P3">Tank Storm is the name of our game. It is an arena combat game for 1 to 2 players. <text:s/><text:span text:style-name="T1">The players will Progress through a series of stages by defeating enemy tanks.</text:span></text:p>
      <text:p text:style-name="P5"/>
      <text:p text:style-name="P5">The Players</text:p>
      <text:list xml:id="list1909491958371337379" text:style-name="L1">
        <text:list-item>
          <text:p text:style-name="P11">Controls:</text:p>
          <text:list>
            <text:list-item>
              <text:p text:style-name="P11">Forward and backwards movements</text:p>
            </text:list-item>
            <text:list-item>
              <text:p text:style-name="P11">Tank body turning</text:p>
            </text:list-item>
            <text:list-item>
              <text:p text:style-name="P11">Barrel turning</text:p>
            </text:list-item>
            <text:list-item>
              <text:p text:style-name="P11">Fire button</text:p>
            </text:list-item>
          </text:list>
        </text:list-item>
        <text:list-item>
          <text:p text:style-name="P11">They can only take one hit</text:p>
        </text:list-item>
        <text:list-item>
          <text:p text:style-name="P11">When a Player shoots they fire in the direction of the barrel. </text:p>
          <text:p text:style-name="P11"/>
        </text:list-item>
      </text:list>
      <text:p text:style-name="P5">Enemies</text:p>
      <text:list xml:id="list7730796404042251531" text:style-name="L2">
        <text:list-item>
          <text:p text:style-name="P12">Enemies will spawn at set locations on each level</text:p>
        </text:list-item>
        <text:list-item>
          <text:p text:style-name="P12">The will wander aimlessly, until players come into view.</text:p>
        </text:list-item>
        <text:list-item>
          <text:p text:style-name="P12">Types of Enemies:</text:p>
          <text:list>
            <text:list-item>
              <text:p text:style-name="P12">Standard – only fire bullets //<text:span text:style-name="T2">required</text:span></text:p>
            </text:list-item>
            <text:list-item>
              <text:p text:style-name="P12">Mine – drops mines that explode after a few seconds //<text:span text:style-name="T2">bonus</text:span></text:p>
            </text:list-item>
            <text:list-item>
              <text:p text:style-name="P13">Rocket – fires a really fast bullet //<text:span text:style-name="T2">bonus</text:span></text:p>
            </text:list-item>
            <text:list-item>
              <text:p text:style-name="P14">Boss – fires normal bullets, takes multiple hits //<text:span text:style-name="T2">required</text:span></text:p>
            </text:list-item>
          </text:list>
        </text:list-item>
      </text:list>
      <text:p text:style-name="P6"/>
      <text:p text:style-name="P7">Levels</text:p>
      <text:list xml:id="list6961721518564175308" text:style-name="L3">
        <text:list-item>
          <text:p text:style-name="P18">Destroying all enemies progress to the next level</text:p>
        </text:list-item>
        <text:list-item>
          <text:p text:style-name="P18">Each Level has a certain layout obtained from a file</text:p>
        </text:list-item>
        <text:list-item>
          <text:p text:style-name="P18">Each level contains a certain number of enemies</text:p>
        </text:list-item>
      </text:list>
      <text:p text:style-name="P7"/>
      <text:p text:style-name="P7">Bullets</text:p>
      <text:list xml:id="list1013476950482755203" text:style-name="L4">
        <text:list-item>
          <text:p text:style-name="P15">Normal Bullets can bounce once off of walls</text:p>
        </text:list-item>
        <text:list-item>
          <text:p text:style-name="P15">Rocket Bullets fire fast and don't bounce</text:p>
        </text:list-item>
        <text:list-item>
          <text:p text:style-name="P15">Mines explode after set time</text:p>
        </text:list-item>
        <text:list-item>
          <text:p text:style-name="P15">If bullets collide, both explode</text:p>
        </text:list-item>
      </text:list>
      <text:p text:style-name="P8"/>
      <text:p text:style-name="P8">Points</text:p>
      <text:list xml:id="list3381496348339080641" text:style-name="L5">
        <text:list-item>
          <text:p text:style-name="P16">Standard Tank – 100 points</text:p>
        </text:list-item>
        <text:list-item>
          <text:p text:style-name="P16">Mine Tank – 75 points</text:p>
        </text:list-item>
        <text:list-item>
          <text:p text:style-name="P16">Rocket Tank – 150 points</text:p>
        </text:list-item>
        <text:list-item>
          <text:p text:style-name="P16">Boss Tank – 500 points</text:p>
        </text:list-item>
        <text:list-item>
          <text:p text:style-name="P16">Mines – 25 points</text:p>
        </text:list-item>
        <text:list-item>
          <text:p text:style-name="P16">Life – 2000 points</text:p>
        </text:list-item>
      </text:list>
      <text:p text:style-name="P8"/>
      <text:p text:style-name="P8">Other</text:p>
      <text:list xml:id="list2901585184713497736" text:style-name="L6">
        <text:list-item>
          <text:p text:style-name="P17">Players have 3 lives, separately</text:p>
        </text:list-item>
        <text:list-item>
          <text:p text:style-name="P17">Players gain life every 2000 points</text:p>
        </text:list-item>
      </text:list>
      <text:p text:style-name="P4"/>
      <text:p text:style-name="P9"><text:soft-page-break/>Technical Design Doc</text:p>
      <text:p text:style-name="P29">Level System – Low Risk</text:p>
      <text:p text:style-name="P29">Assets Manager – Low Risk</text:p>
      <text:p text:style-name="P29">Bullet Manager – Low Risk</text:p>
      <text:p text:style-name="P29">Menu System – Low Risk</text:p>
      <text:p text:style-name="P29"/>
      <text:p text:style-name="P30">Input System – Medium Risk</text:p>
      <text:p text:style-name="P29">Save/<text:span text:style-name="T4">Load</text:span> System – Medium Risk</text:p>
      <text:p text:style-name="P29">Updating architecture to support SDL 2.0 – Medium Risk</text:p>
      <text:p text:style-name="P29">Difficulty/Speed Levels – Medium Risk</text:p>
      <text:p text:style-name="P29">Enemy Tanks – Medium Risk</text:p>
      <text:p text:style-name="P29">Collision System – Medium Risk</text:p>
      <text:p text:style-name="P29"/>
      <text:p text:style-name="P29">AI System – High Risk</text:p>
      <text:p text:style-name="P29"/>
      <text:p text:style-name="P9"/>
      <text:p text:style-name="P19">Milestone <text:span text:style-name="T1">Schedule</text:span></text:p>
      <text:p text:style-name="P20"><text:span text:style-name="T1">Week 11 – Milestone 0</text:span></text:p>
      <text:list xml:id="list7600859206197797307" text:style-name="L12">
        <text:list-item>
          <text:p text:style-name="P23">Game Design Document – Storm</text:p>
        </text:list-item>
        <text:list-item>
          <text:p text:style-name="P23">Technical Design Document – Storm</text:p>
        </text:list-item>
        <text:list-item>
          <text:p text:style-name="P23">Milestone Schedule – Storm</text:p>
        </text:list-item>
        <text:list-item>
          <text:p text:style-name="P23">Division of Responsibilities – Storm</text:p>
        </text:list-item>
        <text:list-item>
          <text:p text:style-name="P23">Tech Demo</text:p>
          <text:list>
            <text:list-item>
              <text:p text:style-name="P23">Base Architecture – Martin</text:p>
            </text:list-item>
            <text:list-item>
              <text:p text:style-name="P23">Convert Allegro to SDL 2.0 – Martin/Storm</text:p>
            </text:list-item>
            <text:list-item>
              <text:p text:style-name="P31">Event System that encapsulates SDL Events</text:p>
            </text:list-item>
          </text:list>
        </text:list-item>
      </text:list>
      <text:p text:style-name="P21"/>
      <text:p text:style-name="P21">Week 12 – Milestone 1</text:p>
      <text:list xml:id="list2537654647674930316" text:style-name="L15">
        <text:list-item>
          <text:p text:style-name="P26">Basic Tank movements</text:p>
        </text:list-item>
        <text:list-item>
          <text:p text:style-name="P26">Standard Enemy Tank</text:p>
        </text:list-item>
        <text:list-item>
          <text:p text:style-name="P26">AI system started</text:p>
        </text:list-item>
        <text:list-item>
          <text:p text:style-name="P26">Test Level</text:p>
        </text:list-item>
        <text:list-item>
          <text:p text:style-name="P26">Level load from text</text:p>
        </text:list-item>
      </text:list>
      <text:p text:style-name="P21"/>
      <text:p text:style-name="P21">Week 13 – Milestone 2 – Alpha</text:p>
      <text:list xml:id="list3906172040330258370" text:style-name="L17">
        <text:list-item>
          <text:p text:style-name="P28">Bullet Manager</text:p>
        </text:list-item>
        <text:list-item>
          <text:p text:style-name="P28">Difficulty Levels</text:p>
        </text:list-item>
        <text:list-item>
          <text:p text:style-name="P28">Points</text:p>
        </text:list-item>
        <text:list-item>
          <text:p text:style-name="P28">Multiple Levels</text:p>
        </text:list-item>
        <text:list-item>
          <text:p text:style-name="P28">Boss Tank</text:p>
        </text:list-item>
      </text:list>
      <text:p text:style-name="P21"/>
      <text:p text:style-name="P21">Week 14 – Milestone 3 – Beta</text:p>
      <text:list xml:id="list6758639812542993510" text:style-name="L16">
        <text:list-item>
          <text:p text:style-name="P27">Sound system</text:p>
        </text:list-item>
        <text:list-item>
          <text:p text:style-name="P27">Menu system</text:p>
        </text:list-item>
        <text:list-item>
          <text:p text:style-name="P27">Other Tanks</text:p>
        </text:list-item>
      </text:list>
      <text:p text:style-name="P21"/>
      <text:p text:style-name="P21"/>
      <text:p text:style-name="P21"/>
      <text:p text:style-name="P21"/>
      <text:p text:style-name="P21"><text:soft-page-break/>Week 15 – Final <text:span text:style-name="T3">Milestone</text:span></text:p>
      <text:list xml:id="list8524166971534308824" text:style-name="L14">
        <text:list-item>
          <text:p text:style-name="P24">Final Deliverable</text:p>
          <text:list>
            <text:list-item>
              <text:p text:style-name="P24">…</text:p>
            </text:list-item>
          </text:list>
        </text:list-item>
        <text:list-item>
          <text:p text:style-name="P25">Post-mortem – Storm/Martin</text:p>
        </text:list-item>
        <text:list-item>
          <text:p text:style-name="P25">Presentation – Storm/Martin</text:p>
        </text:list-item>
      </text:list>
      <text:list xml:id="list7221361989053236849" text:style-name="L9">
        <text:list-item>
          <text:p text:style-name="P2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20T21:40:10.597000000</meta:creation-date>
    <dc:date>2014-03-21T11:42:10.771000000</dc:date>
    <meta:editing-duration>PT1H5M29S</meta:editing-duration>
    <meta:editing-cycles>12</meta:editing-cycles>
    <meta:generator>LibreOffice/4.2.2.1$Windows_x86 LibreOffice_project/3be8cda0bddd8e430d8cda1ebfd581265cca5a0f</meta:generator>
    <meta:document-statistic meta:table-count="0" meta:image-count="0" meta:object-count="0" meta:page-count="3" meta:paragraph-count="85" meta:word-count="413" meta:character-count="2261" meta:non-whitespace-character-count="1949"/>
  </office:meta>
</office:document-meta>
</file>